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2.3516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gure_rena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figure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1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UMAP_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1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dot_plot_diff_genes_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1d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2_singel_cell_clusters_top500</text:p>
          </table:table-cell>
          <table:table-cell office:value-type="string" calcext:value-type="string">
            <text:p>PC23_singel_cell_clusters_top50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gure2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adt_umaps_conventional_mark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2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FL_gated_cells_contours_conventional</text:p>
          </table:table-cell>
          <table:table-cell office:value-type="string" calcext:value-type="string">
            <text:p>FL_gated_cells_pies_conventio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ure2d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2_singel_cell_gates_top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2e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2_singel_cell_gates_clusters_top50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gure3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Figure_3B_CB_HPC</text:p>
          </table:table-cell>
          <table:table-cell office:value-type="string" calcext:value-type="string">
            <text:p>Figure_3B_FL_CS16</text:p>
          </table:table-cell>
          <table:table-cell office:value-type="string" calcext:value-type="string">
            <text:p>Figure_3B_FL_W9</text:p>
          </table:table-cell>
          <table:table-cell office:value-type="string" calcext:value-type="string">
            <text:p>Figure_3B_yBM_HP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gure3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ediction_barplots_ybm_hpc_on_FL_hp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3d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FL_preds_contribu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3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yBM_preds_on_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3f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eatmap_prim_FL_clus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3g</text:p>
          </table:table-cell>
          <table:table-cell office:value-type="string" calcext:value-type="string">
            <text:p>cellradar plo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gure3h</text:p>
          </table:table-cell>
          <table:table-cell office:value-type="string" calcext:value-type="string">
            <text:p>tabl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gure4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n_diff_genes_all_clust_up_d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4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ox_heat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4f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eatmap_yBM_FL_fetal_core_no_BM_Gen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gure5a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Main_Figure_5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5b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fetalcore_samePC1_all</text:p>
          </table:table-cell>
          <table:table-cell office:value-type="string" calcext:value-type="string">
            <text:p>random_samePC1_all_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ure5c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_variance_test_all_leuk_in_PCA_its_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ure5d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IndividualPC1_fetalcore_KMT2A-AFF1</text:p>
          </table:table-cell>
          <table:table-cell office:value-type="string" calcext:value-type="string">
            <text:p>random_PC1_KMT2A-AFF1_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ure5e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Fetal_core_up_box_plot_KMT2A-AFF1</text:p>
          </table:table-cell>
          <table:table-cell office:value-type="string" calcext:value-type="string">
            <text:p>Fetal_core_down_box_plot_KMT2A-AF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ure5f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heatmap_B_fetal_sig_ALL_AF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1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up fig 1a from befo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1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FL_UMAP_sample_contribution</text:p>
          </table:table-cell>
          <table:table-cell office:value-type="string" calcext:value-type="string">
            <text:p>bar_plot_FL_sample_contribu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p_Figure1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civij_preds_on_FLCS2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2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WNN_UMAP_WNN_Clusters</text:p>
          </table:table-cell>
          <table:table-cell office:value-type="string" calcext:value-type="string">
            <text:p>WNN_UMAP_org_Cluster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p_Figure2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ld supfig1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2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ld supfig1c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2d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23_singel_cell_gates_top50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2e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23_singel_cell_gates_clusters_top50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3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UMAP_yB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3b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23_FL_BM_singel_cell_gates_top500</text:p>
          </table:table-cell>
          <table:table-cell office:value-type="string" calcext:value-type="string">
            <text:p>PC12_FL_BM_singel_cell_gates_top5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p_Figure3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Sup_Figure_2c_CB_HPC</text:p>
          </table:table-cell>
          <table:table-cell office:value-type="string" calcext:value-type="string">
            <text:p>Sup_Figure_2c_FL_CS16</text:p>
          </table:table-cell>
          <table:table-cell office:value-type="string" calcext:value-type="string">
            <text:p>Sup_Figure_2c_FL_HPC</text:p>
          </table:table-cell>
          <table:table-cell office:value-type="string" calcext:value-type="string">
            <text:p>Sup_Figure_2c_FL_W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up_Figure3d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ediction_barplots_FL_HPC_on_ybm_hpc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3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BM_preds_contribution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3f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Sup_Figure_2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3g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roy_preds_on_FLCS2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4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armony_UMAP_harmony_cluster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4b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ar_plot_harmony_sample_contribution</text:p>
          </table:table-cell>
          <table:table-cell office:value-type="string" calcext:value-type="string">
            <text:p>harmony_UMAP_sample_distribu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p_Figure4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armony_UMAP_harmony_clusters_FL_only</text:p>
          </table:table-cell>
          <table:table-cell office:value-type="string" calcext:value-type="string">
            <text:p>harmony_UMAP_FL_clusters_FL_only</text:p>
          </table:table-cell>
          <table:table-cell office:value-type="string" calcext:value-type="string">
            <text:p>bar_plot_harmony_FL_clust_compariso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up_Figure4d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harmony_UMAP_harmony_clusters_BM_only</text:p>
          </table:table-cell>
          <table:table-cell office:value-type="string" calcext:value-type="string">
            <text:p>harmony_UMAP_BM_cell_clusters</text:p>
          </table:table-cell>
          <table:table-cell office:value-type="string" calcext:value-type="string">
            <text:p>bar_plot_harmony_org_BM_clust_compariso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5a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2_FL_BM_singel_cell_clusters_top50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5b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23_FL_BM_singel_cell_clusters_top50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5c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DEseq_Cyc_FL_yBM</text:p>
          </table:table-cell>
          <table:table-cell office:value-type="string" calcext:value-type="string">
            <text:p>DEseq_DC.Mono_FL_yBM</text:p>
          </table:table-cell>
          <table:table-cell office:value-type="string" calcext:value-type="string">
            <text:p>DEseq_GMP_FL_yBM</text:p>
          </table:table-cell>
          <table:table-cell office:value-type="string" calcext:value-type="string">
            <text:p>DEseq_HSC_FL_yBM</text:p>
          </table:table-cell>
          <table:table-cell office:value-type="string" calcext:value-type="string">
            <text:p>DEseq_Ly.II_FL_yBM</text:p>
          </table:table-cell>
          <table:table-cell office:value-type="string" calcext:value-type="string">
            <text:p>DEseq_Ly.I_FL_yBM</text:p>
          </table:table-cell>
          <table:table-cell office:value-type="string" calcext:value-type="string">
            <text:p>DEseq_MEP_FL_yBM</text:p>
          </table:table-cell>
          <table:table-cell office:value-type="string" calcext:value-type="string">
            <text:p>DEseq_MPP.II_FL_yBM</text:p>
          </table:table-cell>
          <table:table-cell office:value-type="string" calcext:value-type="string">
            <text:p>DEseq_MPP.I_FL_yB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p_Figure5d</text:p>
          </table:table-cell>
          <table:table-cell office:value-type="string" calcext:value-type="string">
            <text:p>venn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up_Figure6a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2_top500_preBatch_ALL_leuk</text:p>
          </table:table-cell>
          <table:table-cell office:value-type="string" calcext:value-type="string">
            <text:p>PC12_top500_postBatch_ALL_leuk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p_Figure6b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IndividualPC1_PC2_fetalcore_MLLAF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p_Figure6c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IndividualPC1_fetalcore_KMT2A-MLLT1</text:p>
          </table:table-cell>
          <table:table-cell office:value-type="string" calcext:value-type="string">
            <text:p>IndividualPC1_fetalcore_BCR-ABL1</text:p>
          </table:table-cell>
          <table:table-cell office:value-type="string" calcext:value-type="string">
            <text:p>IndividualPC1_fetalcore_KMT2A-AFF1</text:p>
          </table:table-cell>
          <table:table-cell office:value-type="string" calcext:value-type="string">
            <text:p>IndividualPC1_fetalcore_High hyperdiploid</text:p>
          </table:table-cell>
          <table:table-cell office:value-type="string" calcext:value-type="string">
            <text:p>IndividualPC1_fetalcore_Low hyperdiploid</text:p>
          </table:table-cell>
          <table:table-cell office:value-type="string" calcext:value-type="string">
            <text:p>IndividualPC1_fetalcore_ETV6-RUNX1</text:p>
          </table:table-cell>
          <table:table-cell office:value-type="string" calcext:value-type="string">
            <text:p>IndividualPC1_fetalcore_KMT2A-MLLT3</text:p>
          </table:table-cell>
          <table:table-cell office:value-type="string" calcext:value-type="string">
            <text:p>random_PC1_KMT2A-MLLT1_1</text:p>
          </table:table-cell>
          <table:table-cell office:value-type="string" calcext:value-type="string">
            <text:p>random_PC1_BCR-ABL1_1</text:p>
          </table:table-cell>
          <table:table-cell office:value-type="string" calcext:value-type="string">
            <text:p>random_PC1_KMT2A-AFF1_1</text:p>
          </table:table-cell>
          <table:table-cell office:value-type="string" calcext:value-type="string">
            <text:p>random_PC1_High hyperdiploid_1</text:p>
          </table:table-cell>
          <table:table-cell office:value-type="string" calcext:value-type="string">
            <text:p>random_PC1_Low hyperdiploid_1</text:p>
          </table:table-cell>
          <table:table-cell office:value-type="string" calcext:value-type="string">
            <text:p>random_PC1_ETV6-RUNX1_1</text:p>
          </table:table-cell>
          <table:table-cell office:value-type="string" calcext:value-type="string">
            <text:p>random_PC1_KMT2A-MLLT3_1</text:p>
          </table:table-cell>
        </table:table-row>
        <table:table-row table:style-name="ro1">
          <table:table-cell table:style-name="ce1" office:value-type="string" calcext:value-type="string">
            <text:p>Sup_Figure6d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PC1_variance_test_BCR-ABL1_its_10000</text:p>
          </table:table-cell>
          <table:table-cell office:value-type="string" calcext:value-type="string">
            <text:p>PC1_variance_test_ETV6-RUNX1_its_10000</text:p>
          </table:table-cell>
          <table:table-cell office:value-type="string" calcext:value-type="string">
            <text:p>PC1_variance_test_High hyperdiploid_its_10000</text:p>
          </table:table-cell>
          <table:table-cell table:style-name="ce3" office:value-type="string" calcext:value-type="string">
            <text:p>PC1_variance_test_KMT2A-AFF1_its_10000</text:p>
          </table:table-cell>
          <table:table-cell office:value-type="string" calcext:value-type="string">
            <text:p>PC1_variance_test_Low hyperdiploid_its_10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up_Figure6e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Fetal_core_up_box_plot_BCR-ABL1</text:p>
          </table:table-cell>
          <table:table-cell office:value-type="string" calcext:value-type="string">
            <text:p>Fetal_core_up_box_plot_High hyperdiploid</text:p>
          </table:table-cell>
          <table:table-cell office:value-type="string" calcext:value-type="string">
            <text:p>Fetal_core_down_box_plot_BCR-ABL1</text:p>
          </table:table-cell>
          <table:table-cell office:value-type="string" calcext:value-type="string">
            <text:p>Fetal_core_down_box_plot_High hyperdiploi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up_Figure6f</text:p>
          </table:table-cell>
          <table:table-cell office:value-type="string" calcext:value-type="string">
            <text:p>DEseq</text:p>
          </table:table-cell>
          <table:table-cell office:value-type="string" calcext:value-type="string">
            <text:p>heatmap_Hox_genes_AF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0:20:08.553012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8T11:07:22.469689751</dc:date>
    <meta:editing-duration>P8DT15H33M15S</meta:editing-duration>
    <meta:editing-cycles>78</meta:editing-cycles>
    <meta:generator>LibreOffice/6.4.7.2$Linux_X86_64 LibreOffice_project/40$Build-2</meta:generator>
    <meta:document-statistic meta:table-count="1" meta:cell-count="204" meta:object-count="0"/>
  </office:meta>
</office:document-meta>
</file>